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so 1</text:p>
      <text:p text:style-name="Standard"/>
      <text:p text:style-name="Standard">esta todo oscuro, los jugadores que entran a la sala 1A prenden la luz y ven al compañero en la silla. Desde la ventanita tapada con un acrilico (que solo se puede sacar desde la habitacion 1B) ven un boton detras de la silla, y le dicen al compañero que se tire para atrás. Al hacerlo, el jugador se libera de la atadura de la silla.</text:p>
      <text:p text:style-name="Standard"/>
      <text:p text:style-name="Standard">Paso 2, </text:p>
      <text:p text:style-name="Standard"/>
      <text:p text:style-name="Standard">encuentra una llave alem y saca el acrilico. </text:p>
      <text:p text:style-name="Standard"/>
      <text:p text:style-name="Standard">Paso 3:</text:p>
      <text:p text:style-name="Standard"/>
      <text:p text:style-name="Standard">El jugador de la sala 1B encuenta en el canasto de ropa sucia muuucha ropa cuya etiqueta tiene toda el mismo simbolo. Se la pasa a los jugadores de la sala 1A y estos ponen esos simbolos en el lavarropas. </text:p>
      <text:p text:style-name="Standard"/>
      <text:p text:style-name="Standard">Paso 4:</text:p>
      <text:p text:style-name="Standard"/>
      <text:p text:style-name="Standard">Se abre, y sacan ropa limpia y una foto medio “mojada” de un grupo de cazadores con disferentes armas. <text:s/>(orden del codigo)</text:p>
      <text:p text:style-name="Standard">Del lado de la sala 1B hay un pañol de armas con la silueta del arma y el nombre del tipo de arma (mas armas que en la foto). Ej: ak 47, ak 74, m16, m14, ingrand, usi, 9mm, etc (en base a eso sacan números.</text:p>
      <text:p text:style-name="Standard">Con los números y el orden, obtinenen el codigo del candado del cajon del escritorio creepy.</text:p>
      <text:p text:style-name="Standard"/>
      <text:p text:style-name="Standard">Paso 5: </text:p>
      <text:p text:style-name="Standard"/>
      <text:p text:style-name="Standard">En el cajón encuentran un manual de instrucciones de varias cajas de electricidad (el tipo de caja lo <text:s/>puede ver el jugador de la sala A2), y un cable. En base a eso deben colocar ciertas perillas en posición en ambos lados, conectar el cable. Al hacerlo se apaga la luz y vuelve a prenderse. Se abre la puerta entre ambas salas.</text:p>
      <text:p text:style-name="Standard"/>
      <text:p text:style-name="Standard">Paso 6: </text:p>
      <text:p text:style-name="Standard"/>
      <text:p text:style-name="Standard">Encontrar el codigo del pad numerico. Para ello hay una pista escrita en el borde de la puerta que acaba de abrirse. (desafio pad numerico y flechas)</text:p>
      <text:p text:style-name="Standard"/>
      <text:p text:style-name="Standard">HABITACION 2</text:p>
      <text:p text:style-name="Standard"/>
      <text:p text:style-name="Standard">habitacion cazador, trofeos, chimenea, armario</text:p>
      <text:p text:style-name="Standard"/>
      <text:p text:style-name="Standard">Paso 7:</text:p>
      <text:p text:style-name="Standard"/>
      <text:p text:style-name="Standard">En la chimenea hay una palanca oculta, al bajarla se cae la madera de trofeo vacia y detras hay un hueco con una llave escondida. </text:p>
      <text:p text:style-name="Standard"/>
      <text:p text:style-name="Standard">Paso 8</text:p>
      <text:p text:style-name="Standard"/>
      <text:p text:style-name="Standard">Abren el placar y ven ropa del chabon y varias máscaras de la pelicula. Los jugadores ven un album de fotos con el tipo con una mascara especifica, un cadaver que se distingue, y destras hay una fecha. Lo que deben hacer es comparar las fechas y máscaras y colocarlas en la cara <text:soft-page-break/>correspondiente (solo 3 funcionan) </text:p>
      <text:p text:style-name="Standard"/>
      <text:p text:style-name="Standard">Al hacerlo, se dispara la alarma de la purga y el audio de que la misma ha comenzado (antes de ingresar a la sala el moderador debe decirles que la purga no ha comenzado pero falta poco).</text:p>
      <text:p text:style-name="Standard">Luego suena el “timbre” los jugadores deben atender el portero electrico (con pantalla). Al hacerlo ven que gente con mascaras de la purga está en lo que sería la parte exterior de la casa (antes se ve vacio). </text:p>
      <text:p text:style-name="Standard">El audio dice “sabemos que eres un asesino serial, sabemos que aprovechas estas fechas para quedar impune, pero hoy nosotros vamos a purgarte”</text:p>
      <text:p text:style-name="Standard"/>
      <text:p text:style-name="Standard">Luego se abre la puerta a la ultima habitacion</text:p>
      <text:p text:style-name="Standard"/>
      <text:p text:style-name="Standard">Ultima sala: cocina</text:p>
      <text:p text:style-name="Standard"/>
      <text:p text:style-name="Standard">Debe tener una puerta y ventana falsa para sumar efectos de que alguien está afuera y quiere ingresar. </text:p>
      <text:p text:style-name="Standard"/>
      <text:p text:style-name="Standard">Paso 9:</text:p>
      <text:p text:style-name="Standard"/>
      <text:p text:style-name="Standard">La luz de la cocina está apagada, Se ve desde la ventana cuasi cerrada el efecto de que alguien esta con una linterna. Deben prender la luz de la cocina y se termina ése efecto.</text:p>
      <text:p text:style-name="Standard"/>
      <text:p text:style-name="Standard">Paso 10:</text:p>
      <text:p text:style-name="Standard"/>
      <text:p text:style-name="Standard">Esta la picadora de carne con una mano adentro (o no). Deben sacar la llave que esta adentro. Efecto picadora y bla bla</text:p>
      <text:p text:style-name="Standard"/>
      <text:p text:style-name="Standard">Paso 11: Con la llave abren la alacena, adentro hay utensillos falsos e imanes. Con los imanes resuelven el desafío de la heladera. En esta alacena hay un sector que no se puede acceder pero se puede ver. Se ve un tetra de la “chotorismima”. </text:p>
      <text:p text:style-name="Standard"/>
      <text:p text:style-name="Standard">NOTA: Cuando abren la heladera empieza a golpear la fuerta falsa (recomiendo motor).</text:p>
      <text:p text:style-name="Standard"/>
      <text:p text:style-name="Standard">Paso 12: Dentro de la heladera hay varios productos. De los cuales, todos los productos de la misma marca vencen en la misma fecha. EJ: 17/05</text:p>
      <text:p text:style-name="Standard"/>
      <text:p text:style-name="Standard">Paso 13:</text:p>
      <text:p text:style-name="Standard">Abren el candado de la alacena, está el tetra de la leche. Dentro se encuentra una llave</text:p>
      <text:p text:style-name="Standard"/>
      <text:p text:style-name="Standard">Paso 14: abren la caja fuerte y hay un revolver, o aaalllgoooo. Ponele que un hacha (?) ni idea.. Cuestión es que eso sirva para abrir la puerta y escar</text:p>
      <text:p text:style-name="Standard"/>
      <text:p text:style-name="Standard"/>
      <text:p text:style-name="Standard">FIN :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ilen Martinez</meta:initial-creator>
    <meta:creation-date>2018-04-20T11:57:53.39</meta:creation-date>
    <dc:date>2018-04-20T13:19:21.59</dc:date>
    <dc:creator>Ailen Martinez</dc:creator>
    <meta:editing-duration>PT49M55S</meta:editing-duration>
    <meta:editing-cycles>3</meta:editing-cycles>
    <meta:generator>OpenOffice/4.1.2$Win32 OpenOffice.org_project/412m3$Build-9782</meta:generator>
    <meta:document-statistic meta:table-count="0" meta:image-count="0" meta:object-count="0" meta:page-count="2" meta:paragraph-count="37" meta:word-count="717" meta:character-count="3780"/>
  </office:meta>
</office:document-meta>
</file>